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61c6d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399a" officeooo:paragraph-rsid="0027399a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7399a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61c6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399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2404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61c6d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399a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officeooo:rsid="0027399a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ctividad</text:span><text:span text:style-name="T4"> </text:span><text:span text:style-name="T6">1</text:span><text:span text:style-name="T4">.</text:span><text:span text:style-name="T8">3</text:span><text:span text:style-name="T4">. </text:span><text:span text:style-name="T5">Lucho </text:span><text:span text:style-name="T8">cuadrado</text:span></text:p>
      <text:p text:style-name="P6">Una vez más debemos ayudar a Lucho a prender todas las luces. Pero ahora hay dos dificultades nuevas: las luces están dispuestas en las paredes del salón, y no sabemos ni cuántas son ni en qué lugares están.</text:p>
      <text:p text:style-name="P6"/>
      <text:p text:style-name="P6">Al expresar las subtareas con procedimientos, vas a encontrar que necesitás 4 procedimientos, uno para cada pared. ¿Se podrá hacer mejor esto? Esperá hasta la próxima actividad.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</text:span><text:span text:style-name="T3">Procedimientos que varían en un solo dato</text:span></text:p>
            <text:p text:style-name="P7"><text:span text:style-name="T9">Muchas veces tenemos que hacer varios procedimientos similares, cuya única diferencia es un dato. Esto resulta incómodo, pues hay que repetir una y otra vez los mismos bloques.</text:span></text:p>
          </table:table-cell>
        </table:table-row>
      </table:table>
      <text:p text:style-name="P2"/>
      <text:list xml:id="list1931248290327181114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3-30T21:12:41.053000000</dc:date>
    <meta:editing-duration>PT13M22S</meta:editing-duration>
    <meta:editing-cycles>21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5" meta:word-count="105" meta:character-count="640" meta:non-whitespace-character-count="540"/>
  </office:meta>
</office:document-meta>
</file>